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8_02-00-06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8_05-37-53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8_07-59-24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8_08-53-45_000.jpg</text:p>
          </table:table-cell>
          <table:table-cell table:style-name="ce19" office:value-type="string">
            <text:p>:m 記録 / お酒：飲んだ量</text:p>
          </table:table-cell>
          <table:table-cell table:style-name="ce5" table:number-columns-repeated="3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8_11-31-13_000.jpg</text:p>
          </table:table-cell>
          <table:table-cell table:style-name="ce19" office:value-type="string">
            <text:p>:m RES #*# / free# JVEMV6 59#9.2_ / 59. medical / 12. stress / w=蝶形骨；大後頭孔,topics=頭蓋底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8_12-05-20_000.jpg</text:p>
          </table:table-cell>
          <table:table-cell table:style-name="ce19" office:value-type="string">
            <text:p>:m RES 1*2 / free# JVEMV6 76#_58:1 / 76. physics / w=可測,topics=ルベーグ積分,other=~,s=~,i=~,doc=r-2-7~2#9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8_12-05-42_000.jpg</text:p>
          </table:table-cell>
          <table:table-cell table:style-name="ce19" office:value-type="string">
            <text:p>:m RES 2*2 / free# JVEMV6 76#_58:1 / 76. physics / w=可測,topics=ルベーグ積分,other=calc+,s=~,i=~,doc=r-2-7~2#9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8_12-43-43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18_14-14-13_000.jpg</text:p>
          </table:table-cell>
          <table:table-cell table:style-name="ce19" office:value-type="string">
            <text:p>:m #*# RES / JVEMV6 64#140-4 / 『鎌倉下知状』 著者=~,校注=~ / p.~ / w=地頭名者～銭弐千貫,topic=~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18_15-27-39_000.jpg</text:p>
          </table:table-cell>
          <table:table-cell table:style-name="ce19" office:value-type="string">
            <text:p>:m #*# RES / JVEMV6 64#143_minshuu / 『日本思想大系５８　民衆運動の思想　三浦命助　露顕状』 著者=~,校注=~ / p.10 / w=三閉伊通り,topic=~,other=地図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18_18-08-09_000.jpg</text:p>
          </table:table-cell>
          <table:table-cell table:style-name="ce19" office:value-type="string">
            <text:p>:m RES 1*1 / free# JVEMV6 76#_58:2 / 76. physics / w=主法線ベクトル；従法線；弧長パラメータ；(e_2-&gt;≡e_`1-&gt;/κ(s)),topics=フレネの定理,other=~,s=~,i=~,doc=r-8-1~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18_18-52-53_000.mp4</text:p>
          </table:table-cell>
          <table:table-cell table:style-name="ce19" office:value-type="string">
            <text:p>:VIDEO / @自室 / 記録 / jap.flute / 演奏、play / R=1 / todays-melody,genr=~,for=use:dai-kan,Re+,file-id=2021-12-18_18-52-53_000.mp4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18_18-54-55_000.mp4</text:p>
          </table:table-cell>
          <table:table-cell table:style-name="ce19" office:value-type="string">
            <text:p>:VIDEO / @自室 / 記録 / jap.flute / 演奏、play / R=2 / todays-melody,genr=~,for=use:dai-kan;other-part-of-the-same-section,Re+,file-id=2021-12-18_18-52-53_000.mp4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 table:number-rows-repeated="4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8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6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12" office:value-type="string">
            <text:p>:m :PHOTO 寝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 office:value-type="string">
            <text:p>:m :PHOTO 起き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21" office:value-type="string">
            <text:p>:m :PHOTO 起きた時刻（夜中）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9">2021/12/19</text:date>, <text:time>00:1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9T00:14:43.29</dc:date>
    <dc:creator>iwabuchi ken</dc:creator>
    <meta:editing-duration>P41DT2H33M6S</meta:editing-duration>
    <meta:editing-cycles>14035</meta:editing-cycles>
    <meta:document-statistic meta:table-count="1" meta:cell-count="279" meta:object-count="0"/>
    <meta:user-defined meta:name="qrichtext">1</meta:user-defined>
  </office:meta>
</office:document-meta>
</file>